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51cm" style:auto-text-indent="false"/>
      <style:text-properties style:font-name="Times New Roman" fo:font-size="14pt" fo:language="ru" fo:country="RU" officeooo:paragraph-rsid="0005956b" style:font-name-asian="Times New Roman1" style:font-size-asian="14pt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officeooo:paragraph-rsid="0005956b" style:font-name-asian="Times New Roman1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11.001cm"/>
        </style:tab-stops>
      </style:paragraph-properties>
      <style:text-properties style:font-name="Times New Roman" fo:font-size="14pt" fo:language="ru" fo:country="RU" officeooo:paragraph-rsid="0005956b" style:font-name-asian="Times New Roman1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11.748cm"/>
        </style:tab-stops>
      </style:paragraph-properties>
      <style:text-properties style:font-name="Times New Roman" fo:font-size="14pt" fo:language="ru" fo:country="RU" officeooo:paragraph-rsid="0005956b" style:font-name-asian="Times New Roman1" style:font-size-asian="14pt" style:font-size-complex="14pt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1.251cm" style:auto-text-indent="false"/>
      <style:text-properties style:font-name="Times New Roman" fo:font-size="14pt" fo:language="ru" fo:country="RU" officeooo:paragraph-rsid="0005956b" style:font-name-asian="Times New Roman1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4pt" fo:language="ru" fo:country="RU" fo:font-weight="bold" officeooo:paragraph-rsid="0005956b" style:font-size-asian="14pt" style:font-weight-asian="bold" style:font-size-complex="14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51cm" style:auto-text-indent="false"/>
      <style:text-properties style:font-name="Times New Roman" fo:font-size="14pt" fo:language="ru" fo:country="RU" fo:font-weight="bold" officeooo:paragraph-rsid="0005956b" style:font-name-asian="Times New Roman1" style:font-size-asian="14pt" style:font-weight-asian="bold" style:font-size-complex="14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4pt" fo:language="ru" fo:country="RU" officeooo:paragraph-rsid="0005956b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/>
      <style:text-properties style:font-name="Times New Roman" fo:font-size="14pt" fo:language="ru" fo:country="RU" officeooo:paragraph-rsid="0005956b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4pt" officeooo:paragraph-rsid="0005956b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11.748cm"/>
        </style:tab-stops>
      </style:paragraph-properties>
      <style:text-properties style:font-name="Times New Roman" fo:font-size="14pt" officeooo:paragraph-rsid="0005956b" style:font-size-asian="14pt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4pt" officeooo:paragraph-rsid="0005956b" style:font-size-asian="14pt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indent="1.251cm" style:auto-text-indent="false">
        <style:tab-stops/>
      </style:paragraph-properties>
      <style:text-properties style:font-name="Times New Roman" fo:font-size="14pt" officeooo:paragraph-rsid="0005956b" style:font-size-asian="14pt" style:font-size-complex="14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indent="1.251cm" style:auto-text-indent="false"/>
      <style:text-properties fo:text-transform="uppercase" style:font-name="Times New Roman" fo:font-size="14pt" fo:language="ru" fo:country="RU" officeooo:paragraph-rsid="0005956b" style:font-name-asian="Times New Roman1" style:font-size-asian="14pt" style:font-size-complex="14pt"/>
    </style:style>
    <style:style style:name="P16" style:family="paragraph" style:parent-style-name="Standard">
      <style:paragraph-properties fo:margin-left="0cm" fo:margin-right="0cm" fo:margin-top="0cm" fo:margin-bottom="0cm" style:contextual-spacing="false" fo:text-indent="1.251cm" style:auto-text-indent="false"/>
      <style:text-properties fo:color="#000000" style:font-name="Times New Roman" fo:font-size="10pt" officeooo:rsid="0000e84f" officeooo:paragraph-rsid="0000e84f" style:font-size-asian="10pt" style:font-size-complex="10pt"/>
    </style:style>
    <style:style style:name="P17" style:family="paragraph" style:parent-style-name="Standard">
      <style:paragraph-properties fo:margin-left="0cm" fo:margin-right="0cm" fo:margin-top="0cm" fo:margin-bottom="0cm" style:contextual-spacing="false" fo:text-indent="1.251cm" style:auto-text-indent="false"/>
      <style:text-properties fo:color="#000000" style:font-name="Times New Roman" fo:font-size="10pt" officeooo:rsid="0000e84f" officeooo:paragraph-rsid="00024583" style:font-size-asian="10pt" style:font-size-complex="10pt"/>
    </style:style>
    <style:style style:name="P18" style:family="paragraph" style:parent-style-name="Standard">
      <style:paragraph-properties fo:margin-left="0cm" fo:margin-right="0cm" fo:margin-top="0cm" fo:margin-bottom="0cm" style:contextual-spacing="false" fo:text-indent="1.251cm" style:auto-text-indent="false"/>
      <style:text-properties fo:color="#000000" style:font-name="Times New Roman" fo:font-size="10pt" officeooo:rsid="00024583" officeooo:paragraph-rsid="00024583" style:font-size-asian="10pt" style:font-size-complex="10pt"/>
    </style:style>
    <style:style style:name="P19" style:family="paragraph" style:parent-style-name="Standard">
      <style:paragraph-properties fo:margin-left="0cm" fo:margin-right="0cm" fo:margin-top="0cm" fo:margin-bottom="0cm" style:contextual-spacing="false" fo:text-indent="1.251cm" style:auto-text-indent="false"/>
      <style:text-properties fo:color="#000000" style:font-name="Times New Roman" fo:font-size="10pt" officeooo:rsid="00041f4c" officeooo:paragraph-rsid="00041f4c" style:font-size-asian="10pt" style:font-size-complex="10pt"/>
    </style:style>
    <style:style style:name="P20" style:family="paragraph" style:parent-style-name="Standard">
      <style:paragraph-properties fo:margin-left="0cm" fo:margin-right="0cm" fo:margin-top="0cm" fo:margin-bottom="0cm" style:contextual-spacing="false" fo:text-indent="1.251cm" style:auto-text-indent="false"/>
      <style:text-properties fo:color="#000000" style:font-name="Times New Roman" fo:font-size="10pt" officeooo:rsid="00059385" officeooo:paragraph-rsid="00059385" style:font-size-asian="10pt" style:font-size-complex="10pt"/>
    </style:style>
    <style:style style:name="P21" style:family="paragraph" style:parent-style-name="Standard">
      <style:paragraph-properties fo:margin-left="0cm" fo:margin-right="0cm" fo:margin-top="0cm" fo:margin-bottom="0cm" style:contextual-spacing="false" fo:text-indent="1.251cm" style:auto-text-indent="false"/>
      <style:text-properties fo:color="#000000" style:font-name="Times New Roman" fo:font-size="10pt" officeooo:rsid="001564a8" officeooo:paragraph-rsid="001564a8" style:font-size-asian="10pt" style:font-size-complex="10pt"/>
    </style:style>
    <style:style style:name="P22" style:family="paragraph" style:parent-style-name="Standard">
      <style:paragraph-properties fo:margin-left="0cm" fo:margin-right="0cm" fo:margin-top="0cm" fo:margin-bottom="0cm" style:contextual-spacing="false" fo:text-indent="1.251cm" style:auto-text-indent="false"/>
      <style:text-properties fo:color="#000000" style:font-name="Times New Roman" fo:font-size="10pt" fo:font-weight="bold" officeooo:rsid="0000e84f" officeooo:paragraph-rsid="0000e84f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text-indent="1.251cm" style:auto-text-indent="false"/>
      <style:text-properties fo:color="#000000" style:font-name="Times New Roman" fo:font-size="10pt" fo:font-weight="bold" officeooo:rsid="0000e84f" officeooo:paragraph-rsid="00024583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text-indent="1.251cm" style:auto-text-indent="false"/>
      <style:text-properties fo:color="#000000" style:font-name="Times New Roman" fo:font-size="10pt" fo:font-weight="bold" officeooo:rsid="0000e84f" officeooo:paragraph-rsid="00041f4c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text-indent="1.251cm" style:auto-text-indent="false"/>
      <style:text-properties fo:color="#000000" style:font-name="Times New Roman" fo:font-size="10pt" fo:font-weight="bold" officeooo:rsid="0000e84f" officeooo:paragraph-rsid="00059385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text-indent="1.251cm" style:auto-text-indent="false"/>
      <style:text-properties fo:color="#000000" style:font-name="Times New Roman" fo:font-size="10pt" fo:font-weight="bold" officeooo:rsid="00041f4c" officeooo:paragraph-rsid="00041f4c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text-indent="1.251cm" style:auto-text-indent="false"/>
      <style:text-properties fo:color="#000000" style:font-name="Times New Roman" fo:font-size="10pt" fo:font-weight="bold" officeooo:rsid="00059385" officeooo:paragraph-rsid="00059385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text-indent="1.251cm" style:auto-text-indent="false"/>
      <style:text-properties fo:color="#000000" style:font-name="Times New Roman" fo:font-size="12pt" fo:font-weight="bold" officeooo:rsid="00041f4c" officeooo:paragraph-rsid="00041f4c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text-indent="1.251cm" style:auto-text-indent="false"/>
      <style:text-properties fo:color="#000000" style:font-name="Times New Roman" fo:font-size="12pt" fo:font-weight="bold" officeooo:rsid="00059385" officeooo:paragraph-rsid="00059385" style:font-size-asian="12pt" style:font-weight-asian="bold" style:font-size-complex="12pt" style:font-weight-complex="bold"/>
    </style:style>
    <style:style style:name="P30" style:family="paragraph" style:parent-style-name="List_20_Paragraph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05956b" style:font-size-asian="14pt" style:font-size-complex="14pt"/>
    </style:style>
    <style:style style:name="P31" style:family="paragraph" style:parent-style-name="List_20_Paragraph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076853" style:font-size-asian="14pt" style:font-size-complex="14pt"/>
    </style:style>
    <style:style style:name="P32" style:family="paragraph" style:parent-style-name="List_20_Paragraph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0c52a8" style:font-size-asian="14pt" style:font-size-complex="14pt"/>
    </style:style>
    <style:style style:name="P33" style:family="paragraph" style:parent-style-name="List_20_Paragraph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11fa99" style:font-size-asian="14pt" style:font-size-complex="14pt"/>
    </style:style>
    <style:style style:name="P34" style:family="paragraph" style:parent-style-name="List_20_Paragraph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17f8d0" style:font-size-asian="14pt" style:font-size-complex="14pt"/>
    </style:style>
    <style:style style:name="P35" style:family="paragraph" style:parent-style-name="List_20_Paragraph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111eda" officeooo:paragraph-rsid="0011fa99" style:font-size-asian="14pt" style:font-size-complex="14pt"/>
    </style:style>
    <style:style style:name="P36" style:family="paragraph" style:parent-style-name="List_20_Paragraph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11fa99" officeooo:paragraph-rsid="0011fa99" style:font-size-asian="14pt" style:font-size-complex="14pt"/>
    </style:style>
    <style:style style:name="P37" style:family="paragraph" style:parent-style-name="List_20_Paragraph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weight="bold" officeooo:paragraph-rsid="0005956b" style:font-size-asian="14pt" style:font-weight-asian="bold" style:font-size-complex="14pt"/>
    </style:style>
    <style:style style:name="P38" style:family="paragraph" style:parent-style-name="List_20_Paragraph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4pt" fo:language="ru" fo:country="RU" fo:font-style="italic" fo:font-weight="bold" officeooo:paragraph-rsid="0005956b" style:font-size-asian="14pt" style:font-style-asian="italic" style:font-weight-asian="bold" style:font-size-complex="14pt"/>
    </style:style>
    <style:style style:name="P39" style:family="paragraph" style:parent-style-name="List_20_Paragraph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style="italic" fo:font-weight="bold" officeooo:paragraph-rsid="0005956b" style:font-size-asian="14pt" style:font-style-asian="italic" style:font-weight-asian="bold" style:font-size-complex="14pt"/>
    </style:style>
    <style:style style:name="P40" style:family="paragraph" style:parent-style-name="List_20_Paragraph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style="italic" fo:font-weight="normal" officeooo:rsid="0011fa99" officeooo:paragraph-rsid="0011fa99" style:font-size-asian="14pt" style:font-style-asian="italic" style:font-weight-asian="normal" style:font-size-complex="14pt" style:font-weight-complex="normal"/>
    </style:style>
    <style:style style:name="P41" style:family="paragraph" style:parent-style-name="List_20_Paragraph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paragraph-rsid="0005956b" style:font-size-asian="14pt" style:font-size-complex="14pt"/>
    </style:style>
    <style:style style:name="P42" style:family="paragraph" style:parent-style-name="List_20_Paragraph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paragraph-rsid="000c52a8" style:font-size-asian="14pt" style:font-size-complex="14pt"/>
    </style:style>
    <style:style style:name="P43" style:family="paragraph" style:parent-style-name="List_20_Paragraph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11fa99" officeooo:paragraph-rsid="0011fa99" style:font-size-asian="14pt" style:font-size-complex="14pt"/>
    </style:style>
    <style:style style:name="P44" style:family="paragraph" style:parent-style-name="List_20_Paragraph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17f8d0" officeooo:paragraph-rsid="0017f8d0" style:font-size-asian="14pt" style:font-size-complex="14pt"/>
    </style:style>
    <style:style style:name="P45" style:family="paragraph" style:parent-style-name="List_20_Paragraph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17f8d0" officeooo:paragraph-rsid="0019632b" style:font-size-asian="14pt" style:font-size-complex="14pt"/>
    </style:style>
    <style:style style:name="P46" style:family="paragraph" style:parent-style-name="List_20_Paragraph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style="normal" officeooo:rsid="00093e9c" officeooo:paragraph-rsid="00099529" style:font-size-asian="14pt" style:font-style-asian="normal" style:font-size-complex="14pt" style:font-style-complex="normal"/>
    </style:style>
    <style:style style:name="P47" style:family="paragraph" style:parent-style-name="List_20_Paragraph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style="normal" officeooo:rsid="00099529" officeooo:paragraph-rsid="00099529" style:font-size-asian="14pt" style:font-style-asian="normal" style:font-size-complex="14pt" style:font-style-complex="normal"/>
    </style:style>
    <style:style style:name="P48" style:family="paragraph" style:parent-style-name="List_20_Paragraph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style="normal" officeooo:rsid="00076853" officeooo:paragraph-rsid="001bb005" style:font-size-asian="14pt" style:font-style-asian="normal" style:font-size-complex="14pt" style:font-style-complex="normal"/>
    </style:style>
    <style:style style:name="P49" style:family="paragraph" style:parent-style-name="List_20_Paragraph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style="normal" fo:font-weight="normal" officeooo:rsid="0011fa99" officeooo:paragraph-rsid="0011fa99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List_20_Paragraph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font-style="italic" officeooo:rsid="00111eda" officeooo:paragraph-rsid="0011fa99" style:font-size-asian="14pt" style:font-style-asian="italic" style:font-size-complex="14pt" style:font-style-complex="italic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50%" fo:text-indent="1.251cm" style:auto-text-indent="false" fo:break-before="page"/>
      <style:text-properties style:font-name="Times New Roman" fo:font-size="14pt" fo:language="ru" fo:country="RU" fo:font-weight="bold" officeooo:paragraph-rsid="0005956b" style:font-size-asian="14pt" style:font-weight-asian="bold" style:font-size-complex="14pt"/>
    </style:style>
    <style:style style:name="P5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0000" style:font-name="Times New Roman" fo:font-size="10pt" officeooo:rsid="00024583" officeooo:paragraph-rsid="00024583" style:font-size-asian="10pt" style:font-size-complex="10pt"/>
    </style:style>
    <style:style style:name="P53" style:family="paragraph" style:parent-style-name="List_20_Paragraph" style:master-page-name="">
      <style:paragraph-properties fo:margin-left="0cm" fo:margin-right="0cm" fo:margin-top="0cm" fo:margin-bottom="0cm" style:contextual-spacing="false" fo:line-height="150%" fo:text-align="justify" style:justify-single-word="false" fo:text-indent="2cm" style:auto-text-indent="false" style:page-number="auto" fo:background-color="transparent">
        <style:background-image/>
      </style:paragraph-properties>
      <style:text-properties style:font-name="Times New Roman" fo:font-size="14pt" fo:language="ru" fo:country="RU" fo:font-style="italic" officeooo:rsid="0011fa99" officeooo:paragraph-rsid="0011fa99" style:font-size-asian="14pt" style:font-style-asian="italic" style:font-size-complex="14pt"/>
    </style:style>
    <style:style style:name="P54" style:family="paragraph" style:parent-style-name="List_20_Paragraph" style:list-style-name="WWNum4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reak-before="page"/>
      <style:text-properties style:font-name="Times New Roman" fo:font-size="14pt" fo:language="ru" fo:country="RU" fo:font-weight="bold" officeooo:paragraph-rsid="0005956b" style:font-name-asian="Calibri" style:font-size-asian="14pt" style:font-weight-asian="bold" style:font-size-complex="14pt" style:font-style-complex="italic" style:font-weight-complex="bold"/>
    </style:style>
    <style:style style:name="P55" style:family="paragraph" style:parent-style-name="List_20_Paragraph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11fa99" officeooo:paragraph-rsid="0011fa99" style:font-size-asian="14pt" style:font-size-complex="14pt"/>
    </style:style>
    <style:style style:name="P56" style:family="paragraph" style:parent-style-name="List_20_Paragraph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officeooo:rsid="0011fa99" officeooo:paragraph-rsid="0005956b" style:font-size-asian="14pt" style:font-size-complex="14pt"/>
    </style:style>
    <style:style style:name="P57" style:family="paragraph" style:parent-style-name="List_20_Paragraph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style="italic" officeooo:paragraph-rsid="00076853" style:font-size-asian="14pt" style:font-style-asian="italic" style:font-size-complex="14pt"/>
    </style:style>
    <style:style style:name="P58" style:family="paragraph" style:parent-style-name="List_20_Paragraph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style="normal" officeooo:rsid="001bb005" officeooo:paragraph-rsid="001bb005" style:font-size-asian="14pt" style:font-style-asian="normal" style:font-size-complex="14pt" style:font-style-complex="normal"/>
    </style:style>
    <style:style style:name="P59" style:family="paragraph" style:parent-style-name="List_20_Paragraph" style:list-style-name="WWNum5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ru" fo:country="RU" fo:font-weight="bold" officeooo:paragraph-rsid="0005956b" style:font-size-asian="14pt" style:font-weight-asian="bold" style:font-size-complex="14pt"/>
    </style:style>
    <style:style style:name="P60" style:family="paragraph" style:parent-style-name="List_20_Paragraph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fo:language="ru" fo:country="RU" officeooo:rsid="0011fa99" officeooo:paragraph-rsid="0011fa99" style:font-size-asian="14pt" style:font-size-complex="14pt"/>
    </style:style>
    <style:style style:name="P61" style:family="paragraph" style:parent-style-name="Standard" style:master-page-name="First_20_Page">
      <style:paragraph-properties fo:margin-left="0cm" fo:margin-right="0cm" fo:margin-top="0cm" fo:margin-bottom="0cm" style:contextual-spacing="false" fo:line-height="100%" fo:text-align="center" style:justify-single-word="false" fo:text-indent="1.251cm" style:auto-text-indent="false" style:page-number="auto"/>
      <style:text-properties style:font-name="Times New Roman" fo:font-size="14pt" fo:language="ru" fo:country="RU" officeooo:paragraph-rsid="0005956b" style:font-name-asian="Times New Roman1" style:font-size-asian="14pt" style:font-size-complex="14pt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4pt" fo:language="ru" fo:country="RU" officeooo:paragraph-rsid="0005956b" style:font-size-asian="14pt" style:font-size-complex="14pt"/>
    </style:style>
    <style:style style:name="P63" style:family="paragraph" style:parent-style-name="Standard" style:list-style-name="L1">
      <style:paragraph-properties fo:margin-left="0cm" fo:margin-right="0cm" fo:margin-top="0cm" fo:margin-bottom="0cm" style:contextual-spacing="false" fo:text-indent="1.251cm" style:auto-text-indent="false"/>
      <style:text-properties fo:color="#000000" style:font-name="Times New Roman" fo:font-size="10pt" officeooo:rsid="0013dc61" officeooo:paragraph-rsid="0013dc61" style:font-size-asian="10pt" style:font-size-complex="10pt"/>
    </style:style>
    <style:style style:name="P64" style:family="paragraph" style:parent-style-name="Standard" style:list-style-name="L4">
      <style:paragraph-properties fo:margin-left="0cm" fo:margin-right="0cm" fo:margin-top="0cm" fo:margin-bottom="0cm" style:contextual-spacing="false" fo:text-indent="1.251cm" style:auto-text-indent="false"/>
      <style:text-properties fo:color="#000000" style:font-name="Times New Roman" fo:font-size="10pt" officeooo:rsid="001564a8" officeooo:paragraph-rsid="001564a8" style:font-size-asian="10pt" style:font-size-complex="10pt"/>
    </style:style>
    <style:style style:name="P65" style:family="paragraph" style:parent-style-name="Standard" style:list-style-name="L2">
      <style:paragraph-properties fo:margin-left="0cm" fo:margin-right="0cm" fo:margin-top="0cm" fo:margin-bottom="0cm" style:contextual-spacing="false" fo:text-indent="0cm" style:auto-text-indent="false"/>
      <style:text-properties fo:color="#000000" style:font-name="Times New Roman" fo:font-size="10pt" officeooo:rsid="001564a8" officeooo:paragraph-rsid="001564a8" style:font-size-asian="10pt" style:font-size-complex="10pt"/>
    </style:style>
    <style:style style:name="P66" style:family="paragraph" style:parent-style-name="Standard" style:list-style-name="L3">
      <style:paragraph-properties fo:margin-left="0cm" fo:margin-right="0cm" fo:margin-top="0cm" fo:margin-bottom="0cm" style:contextual-spacing="false" fo:text-indent="0cm" style:auto-text-indent="false"/>
      <style:text-properties fo:color="#000000" style:font-name="Times New Roman" fo:font-size="10pt" officeooo:rsid="001564a8" officeooo:paragraph-rsid="001564a8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asian="Times New Roman1"/>
    </style:style>
    <style:style style:name="T3" style:family="text">
      <style:text-properties fo:language="ru" fo:country="RU" officeooo:rsid="0005956b" style:font-name-asian="Times New Roman1"/>
    </style:style>
    <style:style style:name="T4" style:family="text">
      <style:text-properties fo:language="ru" fo:country="RU" officeooo:rsid="000db7b5" style:font-name-asian="Times New Roman1"/>
    </style:style>
    <style:style style:name="T5" style:family="text">
      <style:text-properties fo:language="ru" fo:country="RU" officeooo:rsid="001d039a" style:font-name-asian="Times New Roman1"/>
    </style:style>
    <style:style style:name="T6" style:family="text">
      <style:text-properties fo:language="ru" fo:country="RU" officeooo:rsid="0005956b"/>
    </style:style>
    <style:style style:name="T7" style:family="text">
      <style:text-properties fo:language="ru" fo:country="RU" fo:font-style="italic" officeooo:rsid="0005956b" style:font-style-asian="italic" style:font-style-complex="italic"/>
    </style:style>
    <style:style style:name="T8" style:family="text">
      <style:text-properties fo:language="ru" fo:country="RU" fo:font-style="italic" officeooo:rsid="0011fa99" style:font-style-asian="italic" style:font-style-complex="italic"/>
    </style:style>
    <style:style style:name="T9" style:family="text">
      <style:text-properties fo:language="ru" fo:country="RU" fo:font-style="italic" officeooo:rsid="0006a6f0" style:font-style-asian="italic"/>
    </style:style>
    <style:style style:name="T10" style:family="text">
      <style:text-properties fo:language="ru" fo:country="RU" fo:font-style="italic" officeooo:rsid="000c52a8" style:font-style-asian="italic"/>
    </style:style>
    <style:style style:name="T11" style:family="text">
      <style:text-properties fo:language="ru" fo:country="RU" fo:font-style="italic" officeooo:rsid="0011fa99" style:font-style-asian="italic"/>
    </style:style>
    <style:style style:name="T12" style:family="text">
      <style:text-properties fo:language="ru" fo:country="RU" fo:font-style="italic" officeooo:rsid="0017f8d0" style:font-style-asian="italic"/>
    </style:style>
    <style:style style:name="T13" style:family="text">
      <style:text-properties fo:language="ru" fo:country="RU" fo:font-style="normal" officeooo:rsid="0011fa99" style:font-style-asian="normal" style:font-style-complex="normal"/>
    </style:style>
    <style:style style:name="T14" style:family="text">
      <style:text-properties fo:language="ru" fo:country="RU" officeooo:rsid="00076853"/>
    </style:style>
    <style:style style:name="T15" style:family="text">
      <style:text-properties fo:language="ru" fo:country="RU" officeooo:rsid="000c52a8"/>
    </style:style>
    <style:style style:name="T16" style:family="text">
      <style:text-properties fo:language="ru" fo:country="RU" officeooo:rsid="000eef68"/>
    </style:style>
    <style:style style:name="T17" style:family="text">
      <style:text-properties fo:language="ru" fo:country="RU" officeooo:rsid="00100818"/>
    </style:style>
    <style:style style:name="T18" style:family="text">
      <style:text-properties fo:language="ru" fo:country="RU" officeooo:rsid="00111eda"/>
    </style:style>
    <style:style style:name="T19" style:family="text">
      <style:text-properties fo:language="ru" fo:country="RU" officeooo:rsid="0011fa99"/>
    </style:style>
    <style:style style:name="T20" style:family="text">
      <style:text-properties fo:font-style="italic" style:font-style-asian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0c52a8" style:font-style-asian="italic"/>
    </style:style>
    <style:style style:name="T23" style:family="text">
      <style:text-properties officeooo:rsid="00076853"/>
    </style:style>
    <style:style style:name="T24" style:family="text">
      <style:text-properties officeooo:rsid="000c52a8"/>
    </style:style>
    <style:style style:name="T25" style:family="text">
      <style:text-properties fo:font-size="12pt" fo:font-weight="bold" style:font-size-asian="12pt" style:font-weight-asian="bold" style:font-size-complex="12pt" style:font-weight-complex="bold"/>
    </style:style>
    <style:style style:name="T26" style:family="text">
      <style:text-properties officeooo:rsid="000db7b5"/>
    </style:style>
    <style:style style:name="T27" style:family="text">
      <style:text-properties officeooo:rsid="001564a8"/>
    </style:style>
    <style:style style:name="T28" style:family="text">
      <style:text-properties officeooo:rsid="0019632b"/>
    </style:style>
    <style:style style:name="T29" style:family="text">
      <style:text-properties officeooo:rsid="001bb005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Министерство образования Республики Беларусь</text:p>
      <text:p text:style-name="P2"/>
      <text:p text:style-name="P2">Учреждение образования</text:p>
      <text:p text:style-name="P2">“Белорусский государственный университет </text:p>
      <text:p text:style-name="P2">информатики <text:s/>и радиоэлектроники” </text:p>
      <text:p text:style-name="P2"/>
      <text:p text:style-name="P2"/>
      <text:p text:style-name="P2">Факультет информационных <text:s/>технологий <text:s/>и управления</text:p>
      <text:p text:style-name="P2"/>
      <text:p text:style-name="P2">Кафедра интеллектуальных информационных технологий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ЛАБОРАТОРНАЯ РАБОТА №1</text:p>
      <text:p text:style-name="P2">по дисциплине <text:s/>«Языковые процессоры интеллектуальных систем»</text:p>
      <text:p text:style-name="P2">на тему <text:line-break/>«Реализация компилятора для языка программирования»</text:p>
      <text:p text:style-name="P3"/>
      <text:p text:style-name="P3"/>
      <text:p text:style-name="P3"/>
      <text:p text:style-name="P11"><text:span text:style-name="T2">Выполнил <text:s text:c="71"/></text:span><text:span text:style-name="T4">Бруцкий</text:span><text:span text:style-name="T3"> </text:span><text:span text:style-name="T5">Д.С.</text:span></text:p>
      <text:p text:style-name="P5">студент группы</text:p>
      <text:p text:style-name="P12"><text:span text:style-name="T3">4</text:span><text:span text:style-name="T2">21702</text:span></text:p>
      <text:p text:style-name="P4"/>
      <text:p text:style-name="P5">Проверил <text:s text:c="72"/>Шункевич Д.В.</text:p>
      <text:p text:style-name="P3"/>
      <text:p text:style-name="P3"/>
      <text:p text:style-name="P3"/>
      <text:p text:style-name="P15"/>
      <text:p text:style-name="P2"/>
      <text:p text:style-name="P2"/>
      <text:p text:style-name="P2"/>
      <text:p text:style-name="P6">Минск 201<text:span text:style-name="T26">7</text:span></text:p>
      <text:p text:style-name="P6"/>
      <text:p text:style-name="P6"/>
      <text:p text:style-name="P10"><text:soft-page-break/>Содержание:</text:p>
      <text:p text:style-name="P9">1. Спецификация разработанного языка программирования.</text:p>
      <text:p text:style-name="P9"><text:tab/>1.1. Синтаксис объявления переменных и подпрограмм</text:p>
      <text:p text:style-name="P9"><text:tab/>1.2. Синтаксис операций над данными</text:p>
      <text:p text:style-name="P9"><text:tab/>1.3. Синтаксис управляющих конструкций</text:p>
      <text:p text:style-name="P9">3. Описание дополнительно разработанных классов.</text:p>
      <text:p text:style-name="P9">4. Перечень генерируемых ошибок.</text:p>
      <text:p text:style-name="P9">5. Примеры работы компилятора.</text:p>
      <text:p text:style-name="P7"/>
      <text:p text:style-name="P51">1. СПЕЦИФИКАЦИЯ РАЗРАБОТАННОГО ЯЗЫКА ПРОГРАММИРОВАНИЯ.</text:p>
      <text:p text:style-name="P9">Разработанный язык программирования является языком для обработки графовых структур.</text:p>
      <text:p text:style-name="P9"/>
      <text:p text:style-name="P13"><text:span text:style-name="T1">Объявление переменных: </text:span><text:span text:style-name="T6">я</text:span><text:span text:style-name="T1">вное</text:span></text:p>
      <text:p text:style-name="P13"><text:span text:style-name="T1">Преобразование типов: </text:span><text:span text:style-name="T6">запрещено, т.к не возможно преобразовать одни элементы графовых структур в другие </text:span></text:p>
      <text:p text:style-name="P14"><text:span text:style-name="T1">Оператор присваивания: </text:span><text:span text:style-name="T6">о</text:span><text:span text:style-name="T1">дноцелевой</text:span></text:p>
      <text:p text:style-name="P13"><text:span text:style-name="T1">Структуры, ограничивающие область видимости: </text:span><text:span text:style-name="T6">п</text:span><text:span text:style-name="T1">одпрограммы и блочные операторы</text:span></text:p>
      <text:p text:style-name="P13"><text:span text:style-name="T1">Маркер блочного оператора: </text:span><text:span text:style-name="T6">я</text:span><text:span text:style-name="T1">вны</text:span><text:span text:style-name="T6">й</text:span></text:p>
      <text:p text:style-name="P13"><text:span text:style-name="T1">Условные операторы: </text:span><text:span text:style-name="T16">двухвариантный</text:span><text:span text:style-name="T1"> оператор </text:span></text:p>
      <text:p text:style-name="P13"><text:span text:style-name="T1">Перегрузка подпрограмм: </text:span><text:span text:style-name="T16">присутствует</text:span></text:p>
      <text:p text:style-name="P13"><text:span text:style-name="T1">Передача параметров в подпрограмму: </text:span><text:span text:style-name="T6">т</text:span><text:span text:style-name="T1">олько по ссылке и возвращаемой ссылке</text:span></text:p>
      <text:p text:style-name="P9"/>
      <text:p text:style-name="P13"><text:span text:style-name="T1">Целевым является язык программирования </text:span><text:span text:style-name="T17">Scala</text:span><text:span text:style-name="T1">.</text:span></text:p>
      <text:p text:style-name="P9"/>
      <text:list xml:id="list6529040074554848695" text:style-name="WWNum4">
        <text:list-item>
          <text:list>
            <text:list-item>
              <text:p text:style-name="P54">СИНТАКСИС ОБЪЯВЛЕНИЯ ПЕРЕМЕННЫХ И ПОДПРОГРАММ</text:p>
            </text:list-item>
          </text:list>
        </text:list-item>
      </text:list>
      <text:p text:style-name="P33"><text:span text:style-name="T19">Текст программы состоит из так называемы S-выражений. В общем случае они выглядят так (identificator form*)</text:span><text:span text:style-name="T1"> </text:span><text:span text:style-name="T19">, где identificator имя функции (встроенной или пользовательской), form любое верное S-выражение. Также S-выражением являются литералы вершины, дуги, логической константы.</text:span></text:p>
      <text:p text:style-name="P36"><text:span text:style-name="T19">Л</text:span><text:span text:style-name="T1">юбое S-выражение имеет возвражаемый тип.</text:span></text:p>
      <text:p text:style-name="P33"><text:span text:style-name="T1">Разработанный язык определяет 3 элементарных типа данных: </text:span><text:span text:style-name="T18">G</text:span><text:span text:style-name="T6">raph</text:span><text:span text:style-name="T1">, </text:span><text:span text:style-name="T18">V</text:span><text:span text:style-name="T6">ertex</text:span><text:span text:style-name="T1">, </text:span><text:span text:style-name="T18">E</text:span><text:span text:style-name="T6">dge</text:span><text:span text:style-name="T1">. </text:span></text:p>
      <text:p text:style-name="P43">Ограничитель блока.</text:p>
      <text:p text:style-name="P50"><text:span text:style-name="T1">(let [(</text:span><text:span text:style-name="T19">имя</text:span><text:span text:style-name="T1">: </text:span><text:span text:style-name="T19">тип</text:span><text:span text:style-name="T1"> </text:span><text:span text:style-name="T19">значение</text:span><text:span text:style-name="T1">)*] </text:span><text:span text:style-name="T19">S-выражение+</text:span><text:span text:style-name="T1">)</text:span></text:p>
      <text:p text:style-name="P35"><text:span text:style-name="T1">Здесь: </text:span><text:span text:style-name="T11">тип</text:span><text:span text:style-name="T1"> — это один из элементарных типов языка</text:span><text:span text:style-name="T6">; </text:span><text:span text:style-name="T11">имя</text:span><text:span text:style-name="T1"> — это имя переменной; </text:span><text:span text:style-name="T8">S-выражение</text:span><text:span text:style-name="T7"> — </text:span><text:span text:style-name="T13">любое S-выражение.</text:span></text:p>
      <text:p text:style-name="P33"><text:span text:style-name="T19">Позволяет о</text:span><text:span text:style-name="T18">бъявить </text:span><text:span text:style-name="T19">несколько </text:span><text:span text:style-name="T18">переменн</text:span><text:span text:style-name="T19">ых</text:span><text:span text:style-name="T18">. После присвоения значения переменной, в пределах блока изменить ее значение невозможно. </text:span><text:span text:style-name="T19">Блочное выражение имеет возвращаемое значение, которым является значение последнего S-выражения.</text:span></text:p>
      <text:p text:style-name="P43">Объявление подпрограмм</text:p>
      <text:p text:style-name="P53">(fn имя: возвращаемый_тип [(имя_параметра: тип_параметра)*] S-выражение+)</text:p>
      <text:p text:style-name="P31"><text:span text:style-name="T1">Здесь </text:span><text:span text:style-name="T9">возвращаемый_тип </text:span><text:span text:style-name="T1">указывает тип данных, возвращаемых подпрограммой. Он может быть любым допустимым типом данного языка. </text:span><text:span text:style-name="T19">Возвращаемым значение является значение последнего S-выражения.</text:span><text:span text:style-name="T1"> Имя служит для указания имени подпрограммы. Если метод не имеет параметров, список параметров будет пустым.</text:span></text:p>
      <text:p text:style-name="P57"/>
      <text:p text:style-name="P37"/>
      <text:p text:style-name="P37"><text:soft-page-break/>1.2 СИНТАКСИС ОПЕРАЦИЙ НАД ДАННЫМИ</text:p>
      <text:p text:style-name="P41">Операции над данными: <text:bookmark-start text:name="__DdeLink__1463_1988602123"/><text:span text:style-name="T29">+</text:span><text:bookmark-end text:name="__DdeLink__1463_1988602123"/><text:span text:style-name="T29"> </text:span>, -<text:span text:style-name="T23"> </text:span>, ?, <text:span text:style-name="T23">=.</text:span></text:p>
      <text:p text:style-name="P48">Операци<text:span text:style-name="T29">я</text:span> <text:span text:style-name="T29">+ позволяет добавлять элементы в граф.</text:span></text:p>
      <text:p text:style-name="P58">Операция — позволяет вычислить разность между графами, удалить узел из графа</text:p>
      <text:p text:style-name="P46">Операция ? проверяет содержится ли элемент в графе.</text:p>
      <text:p text:style-name="P47">Операции = <text:s/>проверяют объект на эквивалентность.</text:p>
      <text:p text:style-name="P31"><text:span text:style-name="T1">Также язык имеет встроенн</text:span><text:span text:style-name="T14">ую</text:span><text:span text:style-name="T1"> функци</text:span><text:span text:style-name="T14">ю</text:span><text:span text:style-name="T1">: </text:span>print — <text:span text:style-name="T23">вывод информации в консоль. </text:span></text:p>
      <text:list xml:id="list7608530974109923236" text:style-name="WWNum5">
        <text:list-item>
          <text:list>
            <text:list-item>
              <text:p text:style-name="P59">СИНТАКСИС УПРАВЛЯЮЩИХ КОНСТРУКЦИЙ</text:p>
            </text:list-item>
          </text:list>
        </text:list-item>
      </text:list>
      <text:p text:style-name="P38">1.3.1 Условные операторы</text:p>
      <text:p text:style-name="P40">(if выражение «тогда» «иначе»),</text:p>
      <text:p text:style-name="P49">где <text:span text:style-name="T21">выражение</text:span> — S-выражение имеющее тип <text:span text:style-name="T21">Boolean</text:span>, <text:span text:style-name="T21">«тогда»</text:span> - S-выражение выполняющееся если логическое выражение имеет значение <text:span text:style-name="T21">true</text:span>, <text:span text:style-name="T21">«иначе»</text:span> если логическое выражение принимает значение <text:span text:style-name="T21">false</text:span>.</text:p>
      <text:p text:style-name="P56">S-выражение возвращает значение выполнившегося выражения. </text:p>
      <text:p text:style-name="P39">1.3.2 Циклы</text:p>
      <text:p text:style-name="P40">(loop [(имя_переменной: тип значение значение)*] S-выражение+),</text:p>
      <text:p text:style-name="P49">где <text:span text:style-name="T21">значение — это инициализирующее переменную S-выражение.</text:span></text:p>
      <text:p text:style-name="P30"><text:span text:style-name="T1">В данном языке программирования </text:span><text:span text:style-name="T19">переменные являются неизменяемыми, поэтому вместо цикла со счетчиком(изменяемая переменная) предлагается использовать рекурсию. Единственный способ запустить «итерацию» цикла повторно:</text:span></text:p>
      <text:p text:style-name="P43">(recur [значение*])</text:p>
      <text:p text:style-name="P43">значение — S-выражение значение которого будет присвоено соответствующей переменной.</text:p>
      <text:p text:style-name="P60"><text:soft-page-break/>Данное выражение начинает сналача «итерацию» цикла присваивая новые значения переменным. Т.к. вызов (recur [значение*]) является последней операцией в цикле, он подлежит оптимизации хвостовой рекурсии.</text:p>
      <text:p text:style-name="P37">3. ОПИСАНИЕ ДОПОЛНИТЕЛЬНО РАЗРАБОТАННЫХ КЛАССОВ.</text:p>
      <text:p text:style-name="P41">Дополнительно разработанные классы:</text:p>
      <text:p text:style-name="P32"><text:span text:style-name="T20">Graph</text:span><text:span text:style-name="T1">— класс для хранения </text:span><text:span text:style-name="T15">и работы с <text:s/></text:span><text:span text:style-name="T1">графа</text:span><text:span text:style-name="T15">ми</text:span><text:span text:style-name="T1">.</text:span></text:p>
      <text:p text:style-name="P42"><text:span text:style-name="T22">Vertex</text:span>— класс для хранения <text:span text:style-name="T24">и работы с </text:span><text:s/>вершин<text:span text:style-name="T24">ами</text:span>.</text:p>
      <text:p text:style-name="P30"><text:span text:style-name="T10">Edge</text:span><text:span text:style-name="T1">– класс для хранения </text:span><text:span text:style-name="T15">и работы с </text:span><text:span text:style-name="T1">дуг</text:span><text:span text:style-name="T15">ами</text:span><text:span text:style-name="T1">.</text:span></text:p>
      <text:p text:style-name="P37">4. ПЕРЕЧЕНЬ ГЕНЕРИРУЕМЫХ ОШИБОК</text:p>
      <text:p text:style-name="P34"><text:span text:style-name="T12">TypeMismatch</text:span><text:span text:style-name="T1"> - </text:span><text:span text:style-name="T15">при попытке использовать объект неподходящего типа</text:span></text:p>
      <text:p text:style-name="P44">CannotFindEntity — при попытке использовать необявленную переменную или функцию</text:p>
      <text:p text:style-name="P44"><text:bookmark-start text:name="__DdeLink__4292_2007979489"/>CannotChooseVariableValue — при невозможности выбрать перегруженную функцию.<text:bookmark-end text:name="__DdeLink__4292_2007979489"/></text:p>
      <text:p text:style-name="P45"><text:span text:style-name="T28">AlreadyDefined</text:span> — <text:span text:style-name="T28">при попытке объявить переменную с уже используемым именем на этом же уровне видимости.</text:span></text:p>
      <text:p text:style-name="P37">5. ПРИМЕРЫ РАБОТЫ КОМПИЛЯТОРА</text:p>
      <text:p text:style-name="P16"><text:span text:style-name="T25">Тест 1</text:span><text:line-break/></text:p>
      <text:p text:style-name="P22">Исходный код программы:</text:p>
      <text:list xml:id="list4420379016951869653" text:style-name="L1">
        <text:list-item>
          <text:p text:style-name="P63">(let [] </text:p>
        </text:list-item>
        <text:list-item>
          <text:p text:style-name="P63"><text:s text:c="2"/>(fn main: Unit [args: Array&lt;String&gt;] </text:p>
        </text:list-item>
        <text:list-item>
          <text:p text:style-name="P63"><text:s text:c="4"/>(let [v1: Vertex #v1 </text:p>
        </text:list-item>
        <text:list-item>
          <text:p text:style-name="P63"><text:s text:c="10"/>v2: Vertex #v2 </text:p>
        </text:list-item>
        <text:list-item>
          <text:p text:style-name="P63"><text:s text:c="10"/>v3: Vertex #v3 </text:p>
        </text:list-item>
        <text:list-item>
          <text:p text:style-name="P63"><text:s text:c="10"/>g: Graph (graph [v1 v3])] </text:p>
        </text:list-item>
        <text:list-item>
          <text:p text:style-name="P63"><text:s text:c="6"/>(if (? g v1) (println v1) (println false)) </text:p>
        </text:list-item>
        <text:list-item>
          <text:p text:style-name="P63"><text:s text:c="6"/>(if (? g v2) (println v2) (println false)) </text:p>
        </text:list-item>
        <text:list-item>
          <text:p text:style-name="P63"><text:s text:c="6"/>(if (? g v3) (println v3) (println false))))) </text:p>
        </text:list-item>
        <text:list-item>
          <text:p text:style-name="P63"><text:s text:c="2"/></text:p>
        </text:list-item>
      </text:list>
      <text:p text:style-name="P16"/>
      <text:p text:style-name="P22"><text:bookmark-start text:name="__DdeLink__1_1996195344"/>Вывод программы:<text:bookmark-end text:name="__DdeLink__1_1996195344"/></text:p>
      <text:p text:style-name="P21">#v1 </text:p>
      <text:p text:style-name="P21">false </text:p>
      <text:p text:style-name="P21">#v3 </text:p>
      <text:p text:style-name="P16"/>
      <text:p text:style-name="P28">Тест 2</text:p>
      <text:p text:style-name="P23"><text:soft-page-break/></text:p>
      <text:p text:style-name="P23">Исходный код программы:</text:p>
      <text:p text:style-name="P17"/>
      <text:list xml:id="list7670825657064810182" text:style-name="L2">
        <text:list-item>
          <text:p text:style-name="P65">(let [] </text:p>
        </text:list-item>
        <text:list-item>
          <text:p text:style-name="P65"><text:s text:c="2"/>(fn main: Unit [args: Array&lt;String&gt;] </text:p>
        </text:list-item>
        <text:list-item>
          <text:p text:style-name="P65"><text:s text:c="4"/>(let [v1: Vertex #v1 </text:p>
        </text:list-item>
        <text:list-item>
          <text:p text:style-name="P65"><text:s text:c="10"/>v2: Vertex #v2 </text:p>
        </text:list-item>
        <text:list-item>
          <text:p text:style-name="P65"><text:s text:c="10"/>v3: Vertex #v3 </text:p>
        </text:list-item>
        <text:list-item>
          <text:p text:style-name="P65"><text:s text:c="10"/>g: Graph (graph [v1 v3])] </text:p>
        </text:list-item>
        <text:list-item>
          <text:p text:style-name="P65"><text:s text:c="6"/>(if (? g v1) (println v1) (println false)) </text:p>
        </text:list-item>
        <text:list-item>
          <text:p text:style-name="P65"><text:s text:c="6"/>(if (? g v2) (println v2) (println false)) </text:p>
        </text:list-item>
        <text:list-item>
          <text:p text:style-name="P65"><text:s text:c="6"/>(if (? g v3) (println v3) (println false))))) <text:s/></text:p>
        </text:list-item>
      </text:list>
      <text:p text:style-name="P18"/>
      <text:p text:style-name="P23"><text:bookmark-start text:name="__DdeLink__4_1996195344"/>Вывод программы:<text:bookmark-end text:name="__DdeLink__4_1996195344"/></text:p>
      <text:p text:style-name="P17"/>
      <text:p text:style-name="P21">true </text:p>
      <text:p text:style-name="P21">true </text:p>
      <text:p text:style-name="P21">true </text:p>
      <text:p text:style-name="P52"/>
      <text:p text:style-name="P28">Тест 3</text:p>
      <text:p text:style-name="P26"/>
      <text:p text:style-name="P24">Исходный код программы:</text:p>
      <text:p text:style-name="P18"/>
      <text:list xml:id="list2289254433465571758" text:style-name="L3">
        <text:list-item>
          <text:p text:style-name="P66">(let [] </text:p>
        </text:list-item>
        <text:list-item>
          <text:p text:style-name="P66"><text:s text:c="2"/>(fn main: Unit [args: Array&lt;String&gt;] </text:p>
        </text:list-item>
        <text:list-item>
          <text:p text:style-name="P66"><text:s text:c="4"/>(let [v1: Vertex #v1 </text:p>
        </text:list-item>
        <text:list-item>
          <text:p text:style-name="P66"><text:s text:c="10"/>v2: Vertex #v2 </text:p>
        </text:list-item>
        <text:list-item>
          <text:p text:style-name="P66"><text:s text:c="10"/>v3: Vertex #v3 </text:p>
        </text:list-item>
        <text:list-item>
          <text:p text:style-name="P66"><text:s text:c="10"/>e1: Edge `(v1 v3) </text:p>
        </text:list-item>
        <text:list-item>
          <text:p text:style-name="P66"><text:s text:c="10"/>e2: Edge `(#v4 v3) </text:p>
        </text:list-item>
        <text:list-item>
          <text:p text:style-name="P66"><text:tab/> <text:s/>e3: Edge `(#v4 #v5) </text:p>
        </text:list-item>
        <text:list-item>
          <text:p text:style-name="P66"><text:s text:c="10"/>g: Graph (graph [v1 v2 v3] [e1 e2 e3])] </text:p>
        </text:list-item>
        <text:list-item>
          <text:p text:style-name="P66"><text:s text:c="6"/>(loop [vs: Array&lt;Vertex&gt; (vertexes g)] </text:p>
        </text:list-item>
        <text:list-item>
          <text:p text:style-name="P66"><text:s text:c="8"/>(if (notempty vs) </text:p>
        </text:list-item>
        <text:list-item>
          <text:p text:style-name="P66"><text:s text:c="10"/>(let [] </text:p>
        </text:list-item>
        <text:list-item>
          <text:p text:style-name="P66"><text:s text:c="12"/>(println (head vs)) </text:p>
        </text:list-item>
        <text:list-item>
          <text:p text:style-name="P66"><text:s text:c="12"/>(recur [(tail vs)])) </text:p>
        </text:list-item>
        <text:list-item>
          <text:p text:style-name="P66"><text:s text:c="10"/>(println false))) </text:p>
        </text:list-item>
        <text:list-item>
          <text:p text:style-name="P66"><text:s text:c="6"/>(loop [es: Array&lt;Edge&gt; (edges g)] </text:p>
        </text:list-item>
        <text:list-item>
          <text:p text:style-name="P66"><text:s text:c="8"/>(if (notempty es) </text:p>
        </text:list-item>
        <text:list-item>
          <text:p text:style-name="P66"><text:s text:c="10"/>(let [] </text:p>
        </text:list-item>
        <text:list-item>
          <text:p text:style-name="P66"><text:s text:c="12"/>(println (head es)) </text:p>
        </text:list-item>
        <text:list-item>
          <text:p text:style-name="P66"><text:s text:c="12"/>(recur [(tail es)])) </text:p>
        </text:list-item>
        <text:list-item>
          <text:p text:style-name="P66"><text:s text:c="10"/>(println false)))))) </text:p>
        </text:list-item>
      </text:list>
      <text:p text:style-name="P19"/>
      <text:p text:style-name="P24">Вывод программы:</text:p>
      <text:p text:style-name="P21">#v2 </text:p>
      <text:p text:style-name="P21">#v4 </text:p>
      <text:p text:style-name="P21">#v1 </text:p>
      <text:p text:style-name="P21">#v3 </text:p>
      <text:p text:style-name="P21">#v5 </text:p>
      <text:p text:style-name="P21">false </text:p>
      <text:p text:style-name="P21">`(#v3 #v1) </text:p>
      <text:p text:style-name="P21">`(#v3 #v4) </text:p>
      <text:p text:style-name="P21">`(#v5 #v4) </text:p>
      <text:p text:style-name="P21">false </text:p>
      <text:p text:style-name="P19"><text:soft-page-break/></text:p>
      <text:p text:style-name="P29">Тест <text:span text:style-name="T27">4</text:span></text:p>
      <text:p text:style-name="P27"/>
      <text:p text:style-name="P27">Исходный код программы:</text:p>
      <text:p text:style-name="P20"/>
      <text:list xml:id="list6553511863445387739" text:style-name="L4">
        <text:list-item>
          <text:p text:style-name="P64">//Минимальное остовное дерево</text:p>
        </text:list-item>
        <text:list-item>
          <text:p text:style-name="P64"/>
        </text:list-item>
        <text:list-item>
          <text:p text:style-name="P64">(let [] </text:p>
        </text:list-item>
        <text:list-item>
          <text:p text:style-name="P64"><text:s text:c="2"/>(fn concat: Array&lt;Vertex&gt; [list: Array&lt;Vertex&gt; listt: Array&lt;Vertex&gt;] </text:p>
        </text:list-item>
        <text:list-item>
          <text:p text:style-name="P64"><text:s text:c="4"/>(if (notempty listt) (concat (+ list (head listt)) (tail listt)) </text:p>
        </text:list-item>
        <text:list-item>
          <text:p text:style-name="P64"><text:s text:c="6"/>list)) </text:p>
        </text:list-item>
        <text:list-item>
          <text:p text:style-name="P64"><text:s text:c="2"/>(fn mot:Graph [g:Graph v:Vertex] </text:p>
        </text:list-item>
        <text:list-item>
          <text:p text:style-name="P64"><text:s text:c="4"/>(loop [queue: Array&lt;Vertex&gt; [v] used: Graph (graph v)] </text:p>
        </text:list-item>
        <text:list-item>
          <text:p text:style-name="P64"><text:s text:c="6"/>(if (notempty queue) </text:p>
        </text:list-item>
        <text:list-item>
          <text:p text:style-name="P64"><text:s text:c="8"/>(let [v: Vertex (head queue)] </text:p>
        </text:list-item>
        <text:list-item>
          <text:p text:style-name="P64"><text:s text:c="10"/>(recur [(concat (tail queue) (- (adjacment g v) used)) </text:p>
        </text:list-item>
        <text:list-item>
          <text:p text:style-name="P64"><text:s text:c="12"/>(loop [adj: Array&lt;Vertex&gt; (adjacment g v) used: Graph used] </text:p>
        </text:list-item>
        <text:list-item>
          <text:p text:style-name="P64"><text:s text:c="14"/>(if (notempty adj) </text:p>
        </text:list-item>
        <text:list-item>
          <text:p text:style-name="P64"><text:s text:c="16"/>(recur [(tail adj) </text:p>
        </text:list-item>
        <text:list-item>
          <text:p text:style-name="P64"><text:s text:c="18"/>(let [to: Vertex (head adj)] </text:p>
        </text:list-item>
        <text:list-item>
          <text:p text:style-name="P64"><text:s text:c="20"/>(+ used [to] [(edge g v to)]))]) </text:p>
        </text:list-item>
        <text:list-item>
          <text:p text:style-name="P64"><text:s text:c="16"/>used))])) </text:p>
        </text:list-item>
        <text:list-item>
          <text:p text:style-name="P64"><text:s text:c="7"/>used))) </text:p>
        </text:list-item>
        <text:list-item>
          <text:p text:style-name="P64"><text:s text:c="2"/>(fn main: Unit [args: Array&lt;String&gt;] </text:p>
        </text:list-item>
        <text:list-item>
          <text:p text:style-name="P64"><text:s text:c="4"/>(let [g:Graph (graph [#A #B #C] [`(#A #B) `(#B #C)])] </text:p>
        </text:list-item>
        <text:list-item>
          <text:p text:style-name="P64"><text:s text:c="6"/>(println (mot g #B)))))</text:p>
        </text:list-item>
      </text:list>
      <text:p text:style-name="P20"/>
      <text:p text:style-name="P25">Вывод программы:</text:p>
      <text:p text:style-name="P20"/>
      <text:p text:style-name="P21">{[#A #C #B] [`(#C #B) `(#B #A)]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661cm" fo:margin-left="1.5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01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39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0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77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9.28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19:57:17.729063649</meta:creation-date>
    <dc:date>2017-05-26T22:55:40.305251927</dc:date>
    <meta:editing-duration>PT5H11M49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8" meta:paragraph-count="165" meta:word-count="918" meta:character-count="7214" meta:non-whitespace-character-count="5832"/>
  </office:meta>
</office:document-meta>
</file>